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nemo1" svg:font-family="Denem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P1" style:family="paragraph" style:parent-style-name="Standard">
      <style:text-properties officeooo:paragraph-rsid="0011b7f7"/>
    </style:style>
    <style:style style:name="T1" style:family="text">
      <style:text-properties officeooo:rsid="0011b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röhlich, lieblich anzusehen,</text:span></text:p>
      <text:p text:style-name="P1"><text:span text:style-name="T1">das Herz blieb mir im Leibe stehen,</text:span></text:p>
      <text:p text:style-name="P1"><text:span text:style-name="T1">der Mund verzogen im Gesicht,</text:span></text:p>
      <text:p text:style-name="P1"><text:span text:style-name="T1">sieht jeder in dem Blicke Licht,</text:span></text:p>
      <text:p text:style-name="P1"><text:span text:style-name="T1">es scheint, durchbricht den großen Wall,</text:span></text:p>
      <text:p text:style-name="P1"><text:span text:style-name="T1">bald ließ ich den Gedanken gehen,</text:span></text:p>
      <text:p text:style-name="P1"><text:span text:style-name="T1">mag mir dein Klang entgegen weh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nemo1" svg:font-family="Denem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nem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nem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nemo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nem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nem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3T21:21:01</meta:creation-date>
    <dc:date>2013-02-03T21:25:18</dc:date>
    <meta:editing-duration>P0D</meta:editing-duration>
    <meta:editing-cycles>1</meta:editing-cycles>
    <meta:document-statistic meta:table-count="0" meta:image-count="0" meta:object-count="0" meta:page-count="1" meta:paragraph-count="7" meta:word-count="39" meta:character-count="231" meta:non-whitespace-character-count="199"/>
    <meta:generator>LibreOffice/3.6$Linux_X86_64 LibreOffice_project/360m1$Build-3</meta:generator>
  </office:meta>
</office:document-meta>
</file>